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TypeDecorator.decorate( Definition def , PortType portType , String locationUri , String bindingName , String serviceName , String portName , String soap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TypeDecorator.createSoapExtension( boolean soap11 , Binding bin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TypeDecorator.createService( Definition def , String locationUri , String serviceName , String portName , boolean soap11 , Binding bin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rtTypeDecorator.createOperation( Definition def , PortType portType , boolean soap11 , Binding bind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PortTypeDecorator.decorate( Definition definition , String importUri , String targetNamespace , String location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TypeDecorator.PortType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TypeDecorator.decorate( Definition def , PortType portType , String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TypeDecorator.createBinding( Definition def , PortType portType , String bindin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TypeDecorator.createImportDef( Definition definition , String targetNamespace , String impor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